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1" svg:font-family="Arial"/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Arial" fo:font-size="11pt" style:text-underline-style="none" fo:background-color="transparen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fo:background-color="transparent" style:font-size-asian="11pt" style:font-size-complex="11pt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 fo:font-size="11pt"/>
    </style:style>
    <style:style style:name="P7" style:family="paragraph" style:parent-style-name="Text_20_body">
      <style:paragraph-properties fo:line-height="100%" fo:text-align="justify" style:justify-single-word="false"/>
      <style:text-properties fo:color="#000000" style:font-name="Arial" fo:font-size="11pt" style:font-size-asian="11pt" style:font-size-complex="11pt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text-underline-style="none" fo:background-color="transparent" style:font-size-asian="11pt" style:font-size-complex="11pt"/>
    </style:style>
    <style:style style:name="P10" style:family="paragraph" style:parent-style-name="Standard" style:list-style-name="L2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style:text-underline-style="none" fo:background-color="transparent" style:font-size-asian="11pt" style:font-size-complex="11pt"/>
    </style:style>
    <style:style style:name="P11" style:family="paragraph" style:parent-style-name="Text_20_body" style:list-style-name="L3">
      <style:paragraph-properties fo:margin-top="0cm" fo:margin-bottom="0cm" fo:line-height="100%"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Text_20_body" style:list-style-name="L3">
      <style:paragraph-properties fo:margin-top="0cm" fo:margin-bottom="0cm" fo:line-height="100%" fo:text-align="justify" style:justify-single-word="false"/>
      <style:text-properties fo:color="#000000" style:font-name="Arial" fo:font-size="11pt" style:font-size-asian="11pt" style:font-size-complex="11pt"/>
    </style:style>
    <style:style style:name="T1" style:family="text">
      <style:text-properties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size-asian="11pt" style:font-weight-asian="bold" style:font-size-complex="11pt" style:font-weight-complex="bold"/>
    </style:style>
    <style:style style:name="T5" style:family="text">
      <style:text-properties style:font-name="Arial" style:font-size-asian="11pt" style:font-size-complex="11pt"/>
    </style:style>
    <style:style style:name="T6" style:family="text">
      <style:text-properties style:font-name="Arial" fo:language="en" fo:country="GB" style:font-size-asian="11pt" style:font-size-complex="11pt"/>
    </style:style>
    <style:style style:name="T7" style:family="text">
      <style:text-properties style:font-name="Arial" fo:font-weight="normal" style:font-size-asian="11pt" style:font-weight-asian="normal" style:font-size-complex="11pt" style:font-weight-complex="normal"/>
    </style:style>
    <style:style style:name="T8" style:family="text">
      <style:text-properties fo:color="#000000"/>
    </style:style>
    <text:list-style style:name="L1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.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text:style-name="Zeichenformat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Zeichenformat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➢">
        <style:list-level-properties text:space-before="1.86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tab/></text:span><text:span text:style-name="T5">- En relación a la comunicación aportada con fecha #!Traer exp^FechaEntrada# sobre #!Traer solicitud?# #!Traer descripcionSolicitud?# de </text:span><text:span text:style-name="T6">#!Traer Exp^AfectadosTotal# #!Traer textoEmpleado?# </text:span><text:span text:style-name="T5">de la empresa de referencia, de conformidad con lo previsto en el artículo 19.4 del Real Decreto 1483/2012, de 29 de octubre, por el que se aprueba el Reglamento de los procedimientos de despido colectivo, de suspensión de contratos y reducción de jornada, </text:span><text:span text:style-name="T4">se le advierte que la referida comunicación no reúne los requisitos exigidos, </text:span><text:span text:style-name="T7">en base a lo siguiente:</text:span></text:p>
      <text:p text:style-name="P4">#!Declare poderRepresentacion=OpcionesPeticionDocumentacionPoderRepresentacion?# #!If poderRepresentacion?&lt;&gt;”Vacio”#</text:p>
      <text:list text:style-name="L1">
        <text:list-item text:start-value="1">
          <text:p text:style-name="P8">#!Traer poderRepresentacion?# #!Traer Exp^NombreRepresentante#</text:p>
        </text:list-item>
      </text:list>
      <text:p text:style-name="P4">#!EndIf# #!Declare opcionesPeticion=ct(OpcionesPeticionDocumentacionAntigua?)# #!Declare longitudLista=Length(opcionesPeticion?)# #!Declare i=0# #!Declare acategoria=””# #!While i?&lt;longitudLista?##!Declare doc=getElementAt(opcionesPeticion?:i?)##!Declare desc=doc^Descripcion#</text:p>
      <text:list text:style-name="L1" text:continue-numbering="true">
        <text:list-item>
          <text:p text:style-name="P9">#!Traer desc?#</text:p>
        </text:list-item>
      </text:list>
      <text:p text:style-name="P4">#!Declare i=i?+1# #!EndWhile# #!Declare opcionesPeticion=ct(OpcionesPeticionDocumentacionNueva?)# #!Declare longitudLista=Length(opcionesPeticion?)# #!Declare i=0# #!Declare acategoria=””# #!While i?&lt;longitudLista?##!Declare doc=getElementAt(opcionesPeticion?:i?)##!Declare desc=doc^Descripcion##!Declare categoria=doc^Categoria##!If acategoria?&lt;&gt;categoria?#</text:p>
      <text:list text:style-name="L1" text:continue-numbering="true">
        <text:list-item>
          <text:p text:style-name="P8">#!Traer desc?#</text:p>
        </text:list-item>
      </text:list>
      <text:p text:style-name="P4">#!Else#</text:p>
      <text:list text:style-name="L2">
        <text:list-item>
          <text:list>
            <text:list-item>
              <text:p text:style-name="P10">#!Traer desc?#</text:p>
              <text:p text:style-name="P10"/>
            </text:list-item>
          </text:list>
        </text:list-item>
      </text:list>
      <text:p text:style-name="P1">#!EndIf##!Declare acategoria=categoria?##!Declare i=i?+1# #!EndWhile#</text:p>
      <text:p text:style-name="P1"/>
      <text:p text:style-name="P7"><text:tab/>- En base a lo anterior y teniendo en cuenta el artículo 138.7 de la Ley 36/2011, de 10 de octubre, reguladora de la Jurisdicción Social, su decisión podrá ser declarada <text:span text:style-name="T3">nula</text:span>, por eludir las normas relativas al periodo de consultas. </text:p>
      <text:p text:style-name="P7"><text:tab/>- Por otro lado, se le <text:span text:style-name="T2">advierte</text:span> de lo siguiente: </text:p>
      <text:list text:style-name="L3">
        <text:list-item>
          <text:p text:style-name="P12">Que deberá responder por escrito a esta autoridad laboral antes de la finalización del periodo de consultas, sobre la presente advertencia. (artículo 21.1 del R.D. 1483/2012).</text:p>
        </text:list-item>
        <text:list-item>
          <text:p text:style-name="P11"><text:span text:style-name="T8">Que l</text:span><text:span text:style-name="T8">a comunicación de la decisión empresarial, deberá contemplar el calendario con los días concretos de suspensión de contratos o reducción de jornada, individualizados por cada uno de los trabajadores afectados. En el supuesto de reducción de jornada, se determinará el porcentaje de disminución temporal, com</text:span><text:span text:style-name="T8">putada sobre la base diaria, semanal, mensual o anual, los periodos concretos en los que se va a producir <text:s/>la reducción así como el horario de trabajo afectado por la misma, durante todo el periodo que se extienda su vigencia. (artículo 20.6 del R.D. 1483/2012). </text:span></text:p>
        </text:list-item>
        <text:list-item>
          <text:p text:style-name="P11">Una vez transcurrido el plazo de quince días a contar desde la fecha de la última reunión celebrada en el periodo de consultas, sin que el empresario haya comunicado su decisión sobre la suspensión de contratos o reducción de jornada, <text:span text:style-name="T8">se producirá la terminación del procedimiento por caducidad (artículo 20.7 del R.D. 1483/2012).</text:span></text:p>
        </text:list-item>
      </text:list>
      <text:p text:style-name="P3"><text:s/>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1" svg:font-family="Arial"/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5-05-03T09:48:41</meta:creation-date>
    <dc:date>2014-01-28T13:35:42</dc:date>
    <dc:language>es-ES</dc:language>
    <meta:editing-cycles>18</meta:editing-cycles>
    <meta:editing-duration>PT48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395" meta:character-count="2843"/>
  </office:meta>
</office:document-meta>
</file>